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arties Involved in Bankruptcy Case</text:span></text:p>
      <text:p text:style-name="Text_20_body"><text:span text:style-name="Strong_20_Emphasis">Case Title:</text:span> In re Jameson Tech Solutions, Inc. <text:span text:style-name="Strong_20_Emphasis">Case Number:</text:span> BK-2025-0178 <text:span text:style-name="Strong_20_Emphasis">Filing Date:</text:span> February 10, 2025</text:p>
      <text:p text:style-name="Text_20_body"><text:span text:style-name="Strong_20_Emphasis">1. Debtor:</text:span></text:p>
      <text:list text:style-name="L1">
        <text:list-item>
          <text:p text:style-name="P1">Name: Jameson Tech Solutions, Inc.</text:p>
        </text:list-item>
        <text:list-item>
          <text:p text:style-name="P1">Address: 2450 Market Street, Suite 500, San Francisco, CA 94103</text:p>
        </text:list-item>
        <text:list-item>
          <text:p text:style-name="P1">Business Type: Software Development Firm</text:p>
        </text:list-item>
        <text:list-item>
          <text:p text:style-name="P1">Legal Representative: Michael L. Harper, Harper &amp; Associates Law Firm</text:p>
        </text:list-item>
      </text:list>
      <text:p text:style-name="Text_20_body"><text:span text:style-name="Strong_20_Emphasis">2. Creditors:</text:span></text:p>
      <text:list text:style-name="L2">
        <text:list-item>
          <text:p text:style-name="P2"><text:span text:style-name="Strong_20_Emphasis">Main Street Bank</text:span> (Secured Creditor)</text:p>
          <text:list>
            <text:list-item>
              <text:p text:style-name="P2">Loan Amount: $2,500,000</text:p>
            </text:list-item>
            <text:list-item>
              <text:p text:style-name="P2">Collateral: Company assets (servers, software IP, office equipment)</text:p>
            </text:list-item>
          </text:list>
        </text:list-item>
        <text:list-item>
          <text:p text:style-name="P2"><text:span text:style-name="Strong_20_Emphasis">Delta Supply Chain Inc.</text:span> (Unsecured Creditor)</text:p>
          <text:list>
            <text:list-item>
              <text:p text:style-name="P2">Outstanding Invoice: $375,000</text:p>
            </text:list-item>
          </text:list>
        </text:list-item>
        <text:list-item>
          <text:p text:style-name="P2"><text:span text:style-name="Strong_20_Emphasis">Horizon Tech Partners</text:span> (Investor Claimant)</text:p>
          <text:list>
            <text:list-item>
              <text:p text:style-name="P2">Equity Stake: 15%</text:p>
            </text:list-item>
            <text:list-item>
              <text:p text:style-name="P2">Financial Dispute: $1,000,000 in lost investment value</text:p>
            </text:list-item>
          </text:list>
        </text:list-item>
      </text:list>
      <text:p text:style-name="Text_20_body"><text:span text:style-name="Strong_20_Emphasis">3. Court and Trustee:</text:span></text:p>
      <text:list text:style-name="L3">
        <text:list-item>
          <text:p text:style-name="P3">Court: U.S. Bankruptcy Court, Northern District of California</text:p>
        </text:list-item>
        <text:list-item>
          <text:p text:style-name="P3">Judge: Hon. Linda R. Weston</text:p>
        </text:list-item>
        <text:list-item>
          <text:p text:style-name="P3">Appointed Trustee: Daniel P. Mitchell</text:p>
        </text:list-item>
      </text:list>
      <text:p text:style-name="Text_20_body"><text:span text:style-name="Strong_20_Emphasis">4. Other Involved Parties:</text:span></text:p>
      <text:list text:style-name="L4">
        <text:list-item>
          <text:p text:style-name="P4">Employees (Seeking unpaid wages)</text:p>
          <text:list>
            <text:list-item>
              <text:p text:style-name="P4">John Carter (Lead Engineer) - $22,000 unpaid salary</text:p>
            </text:list-item>
            <text:list-item>
              <text:p text:style-name="P4">Sarah Mitchell (Marketing Head) - $18,500 unpaid salary</text:p>
            </text:list-item>
          </text:list>
        </text:list-item>
        <text:list-item>
          <text:p text:style-name="P4">Landlord: Golden Properties LLC (Seeking unpaid rent of $120,000)</text:p>
        </text:list-item>
      </text:list>
      <text:p text:style-name="Horizontal_20_Line"/>
      <text:p text:style-name="Text_20_body"><text:span text:style-name="Strong_20_Emphasis">Evidences in Bankruptcy Case</text:span></text:p>
      <text:list text:style-name="L5">
        <text:list-item>
          <text:p text:style-name="P5"><text:span text:style-name="Strong_20_Emphasis">Financial Records</text:span></text:p>
          <text:list>
            <text:list-item>
              <text:p text:style-name="P5">Balance Sheets (2023-2024)</text:p>
            </text:list-item>
            <text:list-item>
              <text:p text:style-name="P5">Profit &amp; Loss Statements (Last 3 years)</text:p>
            </text:list-item>
            <text:list-item>
              <text:p text:style-name="P5">Tax Filings (IRS Reports from 2020-2024)</text:p>
            </text:list-item>
          </text:list>
        </text:list-item>
        <text:list-item>
          <text:p text:style-name="P5"><text:soft-page-break/><text:span text:style-name="Strong_20_Emphasis">Loan Agreements and Debt Records</text:span></text:p>
          <text:list>
            <text:list-item>
              <text:p text:style-name="P5">Mortgage Agreement with Main Street Bank</text:p>
            </text:list-item>
            <text:list-item>
              <text:p text:style-name="P5">Promissory Notes for unsecured debts</text:p>
            </text:list-item>
            <text:list-item>
              <text:p text:style-name="P5">Credit Card Statements (Corporate and Personal)</text:p>
            </text:list-item>
          </text:list>
        </text:list-item>
        <text:list-item>
          <text:p text:style-name="P5"><text:span text:style-name="Strong_20_Emphasis">Invoices and Payment History</text:span></text:p>
          <text:list>
            <text:list-item>
              <text:p text:style-name="P5">Unpaid invoices to vendors (Delta Supply Chain, TechMart Inc.)</text:p>
            </text:list-item>
            <text:list-item>
              <text:p text:style-name="P5">Payroll records showing outstanding salaries</text:p>
            </text:list-item>
          </text:list>
        </text:list-item>
        <text:list-item>
          <text:p text:style-name="P5"><text:span text:style-name="Strong_20_Emphasis">Contracts and Lease Agreements</text:span></text:p>
          <text:list>
            <text:list-item>
              <text:p text:style-name="P5">Office lease contract with Golden Properties LLC</text:p>
            </text:list-item>
            <text:list-item>
              <text:p text:style-name="P5">Software development contracts with clients</text:p>
            </text:list-item>
          </text:list>
        </text:list-item>
        <text:list-item>
          <text:p text:style-name="P5"><text:span text:style-name="Strong_20_Emphasis">Litigation and Claims</text:span></text:p>
          <text:list>
            <text:list-item>
              <text:p text:style-name="P5">Employee wage dispute claims</text:p>
            </text:list-item>
            <text:list-item>
              <text:p text:style-name="P5">Pending lawsuits filed against the company</text:p>
            </text:list-item>
            <text:list-item>
              <text:p text:style-name="P5">Investor complaints regarding financial misrepresentation</text:p>
            </text:list-item>
          </text:list>
        </text:list-item>
        <text:list-item>
          <text:p text:style-name="P5"><text:span text:style-name="Strong_20_Emphasis">Bank Statements and Transaction Logs</text:span></text:p>
          <text:list>
            <text:list-item>
              <text:p text:style-name="P5">Business accounts showing negative cash flow</text:p>
            </text:list-item>
            <text:list-item>
              <text:p text:style-name="P5">Recent transfers and withdrawals</text:p>
            </text:list-item>
            <text:list-item>
              <text:p text:style-name="P5">Statements highlighting financial distress patterns</text:p>
            </text:list-item>
          </text:list>
        </text:list-item>
        <text:list-item>
          <text:p text:style-name="P5"><text:span text:style-name="Strong_20_Emphasis">Internal Communications</text:span></text:p>
          <text:list>
            <text:list-item>
              <text:p text:style-name="P5">Emails discussing financial difficulties</text:p>
            </text:list-item>
            <text:list-item>
              <text:p text:style-name="P5">Board meeting minutes on insolvency discussions</text:p>
            </text:list-item>
          </text:list>
        </text:list-item>
      </text:list>
      <text:p text:style-name="Text_20_body">These documents will be submitted to the court as part of the bankruptcy proceedings to support the case for restructuring or liquida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00:16:40.276000000</meta:creation-date>
    <dc:date>2025-02-11T00:16:54.565000000</dc:date>
    <meta:editing-duration>PT15S</meta:editing-duration>
    <meta:editing-cycles>1</meta:editing-cycles>
    <meta:document-statistic meta:table-count="0" meta:image-count="0" meta:object-count="0" meta:page-count="2" meta:paragraph-count="52" meta:word-count="344" meta:character-count="2222" meta:non-whitespace-character-count="1974"/>
    <meta:generator>LibreOffice/24.2.3.2$Windows_X86_64 LibreOffice_project/433d9c2ded56988e8a90e6b2e771ee4e6a5ab2ba</meta:generator>
  </office:meta>
</office:document-meta>
</file>